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a6197" officeooo:paragraph-rsid="001a6197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1a6197" officeooo:paragraph-rsid="001a619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c1e2d" officeooo:paragraph-rsid="001c1e2d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officeooo:paragraph-rsid="001a6197" style:font-size-asian="14pt" style:font-size-complex="14pt"/>
    </style:style>
    <style:style style:name="P5" style:family="paragraph" style:parent-style-name="Standard">
      <style:text-properties fo:font-size="14pt" officeooo:paragraph-rsid="001c1e2d" style:font-size-asian="14pt" style:font-size-complex="14pt"/>
    </style:style>
    <style:style style:name="P6" style:family="paragraph" style:parent-style-name="Standard">
      <style:text-properties officeooo:paragraph-rsid="001a6197"/>
    </style:style>
    <style:style style:name="P7" style:family="paragraph" style:parent-style-name="Standard">
      <style:text-properties officeooo:paragraph-rsid="001c1e2d"/>
    </style:style>
    <style:style style:name="P8" style:family="paragraph" style:parent-style-name="Standard">
      <style:text-properties fo:font-size="14pt" fo:font-weight="normal" officeooo:rsid="001a6197" officeooo:paragraph-rsid="001a6197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c1e2d" officeooo:paragraph-rsid="001c1e2d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a6197" officeooo:paragraph-rsid="001a6197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officeooo:rsid="001a6197" officeooo:paragraph-rsid="001a6197" style:font-size-asian="14pt" style:font-size-complex="14pt"/>
    </style:style>
    <style:style style:name="P12" style:family="paragraph" style:parent-style-name="Standard">
      <style:text-properties fo:font-weight="normal" officeooo:rsid="001a6197" officeooo:paragraph-rsid="001a6197" style:font-weight-asian="normal" style:font-weight-complex="normal"/>
    </style:style>
    <style:style style:name="P13" style:family="paragraph" style:parent-style-name="Standard">
      <style:text-properties fo:font-size="16pt" fo:font-weight="normal" officeooo:rsid="001a6197" officeooo:paragraph-rsid="001a6197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6197" style:font-weight-asian="normal" style:font-weight-complex="normal"/>
    </style:style>
    <style:style style:name="T3" style:family="text">
      <style:text-properties fo:font-size="14pt" fo:font-weight="normal" officeooo:rsid="001a6197" style:font-size-asian="14pt" style:font-weight-asian="normal" style:font-size-complex="14pt" style:font-weight-complex="normal"/>
    </style:style>
    <style:style style:name="T4" style:family="text">
      <style:text-properties fo:font-size="14pt" fo:font-weight="bold" officeooo:rsid="001a6197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c1e2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a6197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a6197" style:font-size-asian="14pt" style:font-size-complex="14pt"/>
    </style:style>
    <style:style style:name="T9" style:family="text">
      <style:text-properties officeooo:rsid="001d38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<text:span text:style-name="T9">6</text:span> – Arquitetura e Organização de Computadores</text:p>
      <text:p text:style-name="P1">Aluno – Samuel Eduardo da Silva</text:p>
      <text:p text:style-name="P1"/>
      <text:p text:style-name="P2">1. <text:span text:style-name="T1">Interrupções são alterações no fluxo de controle, que não são causadas pelo programa em execução, mas por alguma outra coisa, normalmente relacionada aos dispositivos de entrada e saída. Não estão em sincronia com o programa. Ela interrompe o processo e trata o advento ocorrido.</text:span></text:p>
      <text:p text:style-name="P8">Já as exceções ocorrem enquanto o programa é executado, sendo sua principal função, evitar o travamento do sistema, pois ela não para o sistema para tratar tal advento, como as interrupções fazem.</text:p>
      <text:p text:style-name="P8"/>
      <text:p text:style-name="P2">2. <text:span text:style-name="T1">Duas soluções nesse caso:</text:span></text:p>
      <text:p text:style-name="P8"/>
      <text:p text:style-name="P4"><text:span text:style-name="T2">→ </text:span><text:span text:style-name="T1">Todas as rotinas de interrupção devem desabilitar interrupções subsequentes, antes mesmo de salvar os registradores. PROBLEMA: Existem dispositivos que não podem tolerar muito atraso.</text:span></text:p>
      <text:p text:style-name="P4"><text:span text:style-name="T1">→</text:span><text:span text:style-name="T2"> Designar uma prioridade para cada dispositivo de E/S, alta para dispositivos muito críticos e baixa para dispositivos menos críticos. A CPU também deve ter prioridades determinadas por um campo no registrador PSW.</text:span></text:p>
      <text:p text:style-name="P12"/>
      <text:p text:style-name="P6"><text:span text:style-name="T4">3. </text:span><text:span text:style-name="T7">Quando um dispositivo de E/S emite uma interrupção, a CPU usa o vetor de interrupção para indexar uma tabela de 256 entradas para achar o endereço de ISR (Interrupt Service Routine). </text:span><text:span text:style-name="T8">Então é tratada esse advento, antes de recomeçar as ações do programa em execução.</text:span></text:p>
      <text:p text:style-name="P11"/>
      <text:p text:style-name="P6"><text:span text:style-name="T6">4.</text:span><text:span text:style-name="T3">Ver anexo (Exercício 4 – imagem.jpg).</text:span></text:p>
      <text:p text:style-name="P10"/>
      <text:p text:style-name="P6"><text:span text:style-name="T6">5. </text:span><text:span text:style-name="T3">As exceções são síncronas com o programa, pois já são definidas quais serão as exceções tratadas antes, e elas vão sendo checadas de acordo como o programa vai executando. Já as interrupções são assíncronas pois elas ocorrem aleatoriamente, e programa nunca sabe quando haverá uma interrupção, tornando assim ambas, fora de sincronia.</text:span></text:p>
      <text:p text:style-name="P13"/>
      <text:p text:style-name="P3">6. <text:span text:style-name="T1">O vetor de interrupções é uma estrutura que indexa uma tabela de 256 entradas para guardar o endereço de ISR(Interrupt Service Routine). Parecido com tabelas hash.</text:span></text:p>
      <text:p text:style-name="P9"/>
      <text:p text:style-name="P7"><text:span text:style-name="T5">7. </text:span><text:span text:style-name="T7">Detectada pelo processador: resultam quando o processador encontra um erro enquanto tenta executar uma instrução.</text:span></text:p>
      <text:p text:style-name="P5">Programadas: são instruções que sempre geram uma exce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1:32:14.893000000</meta:creation-date>
    <dc:date>2016-01-17T21:01:37.714000000</dc:date>
    <meta:editing-duration>PT5M16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3" meta:word-count="307" meta:character-count="1971" meta:non-whitespace-character-count="1674"/>
  </office:meta>
</office:document-meta>
</file>